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2876f" officeooo:paragraph-rsid="0012876f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12876f" officeooo:paragraph-rsid="0012876f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2876f" officeooo:paragraph-rsid="002a2f35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12876f" officeooo:paragraph-rsid="002c60f6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rsid="001411e8" officeooo:paragraph-rsid="001411e8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rsid="0018da45" officeooo:paragraph-rsid="0018da45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rsid="001cf861" officeooo:paragraph-rsid="00240c89"/>
    </style:style>
    <style:style style:name="P8" style:family="paragraph" style:parent-style-name="Standard">
      <style:paragraph-properties fo:text-align="start" style:justify-single-word="false" fo:break-before="page"/>
      <style:text-properties style:font-name="Times New Roman" officeooo:rsid="002b7bc5" officeooo:paragraph-rsid="00240c89"/>
    </style:style>
    <style:style style:name="P9" style:family="paragraph" style:parent-style-name="Standard">
      <style:paragraph-properties fo:text-align="start" style:justify-single-word="false"/>
      <style:text-properties style:font-name="Times New Roman" officeooo:rsid="002b7bc5" officeooo:paragraph-rsid="00240c89"/>
    </style:style>
    <style:style style:name="P10" style:family="paragraph" style:parent-style-name="Standard">
      <style:paragraph-properties fo:text-align="start" style:justify-single-word="false"/>
      <style:text-properties style:font-name="Times New Roman" officeooo:rsid="002b7bc5" officeooo:paragraph-rsid="002b7bc5"/>
    </style:style>
    <style:style style:name="P11" style:family="paragraph" style:parent-style-name="Standard">
      <style:paragraph-properties fo:text-align="start" style:justify-single-word="false"/>
      <style:text-properties style:font-name="Times New Roman" officeooo:rsid="002c60f6" officeooo:paragraph-rsid="002c60f6"/>
    </style:style>
    <style:style style:name="P12" style:family="paragraph" style:parent-style-name="Standard">
      <style:paragraph-properties fo:text-align="start" style:justify-single-word="false"/>
      <style:text-properties style:font-name="Times New Roman" officeooo:rsid="002e5aa5" officeooo:paragraph-rsid="002e5aa5"/>
    </style:style>
    <style:style style:name="P13" style:family="paragraph" style:parent-style-name="Standard">
      <style:paragraph-properties fo:text-align="start" style:justify-single-word="false"/>
      <style:text-properties style:font-name="Times New Roman" officeooo:rsid="00312608" officeooo:paragraph-rsid="00312608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officeooo:paragraph-rsid="0033fa0b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officeooo:rsid="0033fa0b" officeooo:paragraph-rsid="0033fa0b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officeooo:rsid="00312608" officeooo:paragraph-rsid="0031260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officeooo:rsid="0033cae9" officeooo:paragraph-rsid="0033cae9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officeooo:rsid="00383217" officeooo:paragraph-rsid="00383217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officeooo:rsid="00383217" officeooo:paragraph-rsid="00383217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Times New Roman" officeooo:rsid="002c60f6" officeooo:paragraph-rsid="00407cfe"/>
    </style:style>
    <style:style style:name="T1" style:family="text">
      <style:text-properties officeooo:rsid="00139e95"/>
    </style:style>
    <style:style style:name="T2" style:family="text">
      <style:text-properties officeooo:rsid="00159f6b"/>
    </style:style>
    <style:style style:name="T3" style:family="text">
      <style:text-properties officeooo:rsid="00165db1"/>
    </style:style>
    <style:style style:name="T4" style:family="text">
      <style:text-properties officeooo:rsid="0016e5f5"/>
    </style:style>
    <style:style style:name="T5" style:family="text">
      <style:text-properties officeooo:rsid="00178d58"/>
    </style:style>
    <style:style style:name="T6" style:family="text">
      <style:text-properties officeooo:rsid="0019e487"/>
    </style:style>
    <style:style style:name="T7" style:family="text">
      <style:text-properties officeooo:rsid="001a66ea"/>
    </style:style>
    <style:style style:name="T8" style:family="text">
      <style:text-properties officeooo:rsid="00214057"/>
    </style:style>
    <style:style style:name="T9" style:family="text">
      <style:text-properties officeooo:rsid="0022309e"/>
    </style:style>
    <style:style style:name="T10" style:family="text">
      <style:text-properties officeooo:rsid="0022d2d9"/>
    </style:style>
    <style:style style:name="T11" style:family="text">
      <style:text-properties officeooo:rsid="00240c89"/>
    </style:style>
    <style:style style:name="T12" style:family="text">
      <style:text-properties officeooo:rsid="00259b78"/>
    </style:style>
    <style:style style:name="T13" style:family="text">
      <style:text-properties officeooo:rsid="00271f67"/>
    </style:style>
    <style:style style:name="T14" style:family="text">
      <style:text-properties officeooo:rsid="0028ed32"/>
    </style:style>
    <style:style style:name="T15" style:family="text">
      <style:text-properties officeooo:rsid="002e5aa5"/>
    </style:style>
    <style:style style:name="T16" style:family="text">
      <style:text-properties officeooo:rsid="002e8b0f"/>
    </style:style>
    <style:style style:name="T17" style:family="text">
      <style:text-properties officeooo:rsid="00305e22"/>
    </style:style>
    <style:style style:name="T18" style:family="text">
      <style:text-properties officeooo:rsid="00319140"/>
    </style:style>
    <style:style style:name="T19" style:family="text">
      <style:text-properties officeooo:rsid="0031eda6"/>
    </style:style>
    <style:style style:name="T20" style:family="text">
      <style:text-properties officeooo:rsid="0033cae9"/>
    </style:style>
    <style:style style:name="T21" style:family="text">
      <style:text-properties officeooo:rsid="0033fa0b"/>
    </style:style>
    <style:style style:name="T22" style:family="text">
      <style:text-properties fo:letter-spacing="normal"/>
    </style:style>
    <style:style style:name="T23" style:family="text">
      <style:text-properties fo:letter-spacing="normal" officeooo:rsid="00343df9"/>
    </style:style>
    <style:style style:name="T24" style:family="text">
      <style:text-properties fo:letter-spacing="normal" officeooo:rsid="00383217"/>
    </style:style>
    <style:style style:name="T25" style:family="text">
      <style:text-properties officeooo:rsid="00358b37"/>
    </style:style>
    <style:style style:name="T26" style:family="text">
      <style:text-properties officeooo:rsid="00376900"/>
    </style:style>
    <style:style style:name="T27" style:family="text">
      <style:text-properties officeooo:rsid="003a0d59"/>
    </style:style>
    <style:style style:name="T28" style:family="text">
      <style:text-properties officeooo:rsid="003aa934"/>
    </style:style>
    <style:style style:name="T29" style:family="text">
      <style:text-properties officeooo:rsid="003c7a1b"/>
    </style:style>
    <style:style style:name="T30" style:family="text">
      <style:text-properties officeooo:rsid="003e8dad"/>
    </style:style>
    <style:style style:name="T31" style:family="text">
      <style:text-properties officeooo:rsid="00407cfe"/>
    </style:style>
    <style:style style:name="T32" style:family="text">
      <style:text-properties officeooo:rsid="00417d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cident Handler's Journal</text:p>
      <text:p text:style-name="P1"/>
      <text:p text:style-name="P3">Date</text:p>
      <text:p text:style-name="P3"/>
      <text:p text:style-name="P3">8/27/24</text:p>
      <text:p text:style-name="P2"/>
      <text:p text:style-name="P3">Entry Number</text:p>
      <text:p text:style-name="P3"/>
      <text:p text:style-name="P3">1</text:p>
      <text:p text:style-name="P2"/>
      <text:p text:style-name="P2">Description</text:p>
      <text:p text:style-name="P2"/>
      <text:p text:style-name="P2"><text:span text:style-name="T1">This is about a security</text:span> incident involving a phishing attack and ransomware at a health care clinic.</text:p>
      <text:p text:style-name="P2"/>
      <text:p text:style-name="P2">Tool<text:span text:style-name="T5">s</text:span> Used</text:p>
      <text:p text:style-name="P2"/>
      <text:p text:style-name="P6">This is hypothetical incident so I did not use any tools.</text:p>
      <text:p text:style-name="P2"/>
      <text:p text:style-name="P2">The 5 W's</text:p>
      <text:p text:style-name="P2"/>
      <text:p text:style-name="P5">This attack was done by an organized group of malicious hackers who are known to target the health care and transportation industries.<text:span text:style-name="T2"> Phishing emails where used to trick employees into downloading ransomware which encrypted essential medical data.</text:span><text:span text:style-name="T3"> There is a ransom to restore the data.</text:span><text:span text:style-name="T4"> The incident occurred at 9 AM.</text:span><text:span text:style-name="T6"> This occurred at the health care clinic.</text:span><text:span text:style-name="T7"> The motivation for the attack was financial gain.</text:span></text:p>
      <text:p text:style-name="P2"/>
      <text:p text:style-name="P2">Additional Notes</text:p>
      <text:p text:style-name="P2"/>
      <text:p text:style-name="P7"><text:span text:style-name="T10">Affected system</text:span><text:span text:style-name="T12">s</text:span><text:span text:style-name="T10"> and data should be restored from backup.</text:span><text:span text:style-name="T11"> </text:span><text:span text:style-name="T8">Security experts generally advise against paying a ransom </text:span><text:span text:style-name="T13">in a ransomware attack </text:span><text:span text:style-name="T8">because it can cause additional problems </text:span><text:span text:style-name="T9">for a company </text:span><text:span text:style-name="T8">and </text:span><text:span text:style-name="T12">the </text:span><text:span text:style-name="T8">data may not be returned.</text:span><text:span text:style-name="T11"> </text:span>Employees should be educated about <text:span text:style-name="T14">the </text:span>different types of social engineering attacks<text:span text:style-name="T10"> to prevent this fro</text:span><text:span text:style-name="T11">m</text:span><text:span text:style-name="T10"> happening in the future</text:span>.</text:p>
      <text:p text:style-name="P8">Date:</text:p>
      <text:p text:style-name="P9"/>
      <text:p text:style-name="P10">9/<text:span text:style-name="T19">3</text:span>/2024</text:p>
      <text:p text:style-name="P10"/>
      <text:p text:style-name="P10">Entry Number:</text:p>
      <text:p text:style-name="P10"/>
      <text:p text:style-name="P10">2</text:p>
      <text:p text:style-name="P10"/>
      <text:p text:style-name="P10">Description</text:p>
      <text:p text:style-name="P10"/>
      <text:p text:style-name="P11">This is about identify<text:span text:style-name="T18">ing</text:span> malware<text:span text:style-name="T15"> downloaded by an employee.</text:span></text:p>
      <text:p text:style-name="P11"/>
      <text:p text:style-name="P11">Tools Used</text:p>
      <text:p text:style-name="P11"/>
      <text:p text:style-name="P12"><text:span text:style-name="T26">W</text:span><text:span text:style-name="T19">e used the </text:span>SHA256 hashing argloithm and VirusTotal.<text:span text:style-name="T31"> We also used a ticketing system.</text:span></text:p>
      <text:p text:style-name="P11"/>
      <text:p text:style-name="P4">The 5 W's</text:p>
      <text:p text:style-name="P4"/>
      <text:p text:style-name="P11">The attack started at 1:11 PM. <text:span text:style-name="T29">The attack was a phishing attack. </text:span>A malicious file was downloaded from an email by an employee.<text:span text:style-name="T16"> </text:span><text:span text:style-name="T17">T</text:span><text:span text:style-name="T16">he file was executed and multiple unauthorized executable files </text:span><text:span text:style-name="T17">were</text:span><text:span text:style-name="T16"> created on the employee's computer. An intrustion detection system detect</text:span><text:span text:style-name="T17">ed</text:span><text:span text:style-name="T16"> the executable files and alert</text:span><text:span text:style-name="T17">ed</text:span><text:span text:style-name="T16"> the SOC.</text:span><text:span text:style-name="T30"> </text:span></text:p>
      <text:p text:style-name="P4"/>
      <text:p text:style-name="P11">Additional Notes</text:p>
      <text:p text:style-name="P11"/>
      <text:p text:style-name="P14"><text:span text:style-name="T21">I was asked to use VirusTotal to see if this file is malicious</text:span><text:span text:style-name="T25"> based on its SHA256 hash</text:span><text:span text:style-name="T21">. It is malicious. </text:span><text:span text:style-name="T22">61/75 security vendors flagged this file as malicious. The community score for this file is -209. The more negative the score </text:span><text:span text:style-name="T23">is, </text:span><text:span text:style-name="T22">the more likely </text:span><text:span text:style-name="T24">it is that </text:span><text:span text:style-name="T22">the file is malware.</text:span></text:p>
      <text:p text:style-name="P15"/>
      <text:p text:style-name="P16"><text:span text:style-name="T19">I </text:span><text:span text:style-name="T25">was</text:span><text:span text:style-name="T19"> been asked to identify three differen</text:span><text:span text:style-name="T20">t</text:span><text:span text:style-name="T19"> IOC's for this file</text:span><text:span text:style-name="T20"> based on the VirusTotal Report.</text:span></text:p>
      <text:p text:style-name="P16"/>
      <text:p text:style-name="P17">1, SHA256 hash, 54e6ea47eb04634d3e87fd7787e2136ccfbcc80ade34f246a12cf93bab527f6b</text:p>
      <text:p text:style-name="P17">2, <text:span text:style-name="T28">domain name, org.misecure.com</text:span></text:p>
      <text:p text:style-name="P18">3, IP address, <text:span text:style-name="T27">104.115.151.81</text:span></text:p>
      <text:p text:style-name="P18"/>
      <text:p text:style-name="P20"><text:span text:style-name="T30">I consulted the phishing playbook and escalated the ticket cr</text:span><text:span text:style-name="T31">e</text:span><text:span text:style-name="T30">ated for this event</text:span><text:span text:style-name="T31"> as is the policy</text:span><text:span text:style-name="T32"> for this type of attack.</text:span></text:p>
      <text:p text:style-name="P18"/>
      <text:p text:style-name="P18"/>
      <text:p text:style-name="P18"/>
      <text:p text:style-name="P18"/>
      <text:p text:style-name="P13"/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5f_AND_5f_BODY_7e_LT_7e_Gliederung_20_1" style:display-name="TITLE_AND_BODY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1" style:display-name="TITLE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04T10:37:05.141000000</dc:date>
    <meta:editing-duration>PT1H29M47S</meta:editing-duration>
    <meta:editing-cycles>42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30" meta:word-count="357" meta:character-count="2197" meta:non-whitespace-character-count="1869"/>
  </office:meta>
</office:document-meta>
</file>